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000000086215B00AF5C6A5F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ddddd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.3cm" fo:min-width="0.05cm"/>
    </style:style>
    <style:style style:name="gr5" style:family="graphic" style:parent-style-name="standard">
      <style:graphic-properties draw:fill="solid" draw:fill-color="#ef413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aaad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72bf4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2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cd3c1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c0661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ef413d"/>
      <style:paragraph-properties fo:text-align="center"/>
    </style:style>
    <style:style style:name="P5" style:family="paragraph">
      <loext:graphic-properties draw:fill="solid" draw:fill-color="#00aaad"/>
      <style:paragraph-properties fo:text-align="center"/>
    </style:style>
    <style:style style:name="P6" style:family="paragraph">
      <loext:graphic-properties draw:fill="solid" draw:fill-color="#72bf44"/>
      <style:paragraph-properties fo:text-align="center"/>
    </style:style>
    <style:style style:name="P7" style:family="paragraph">
      <loext:graphic-properties draw:fill="solid" draw:fill-color="#fff200"/>
      <style:paragraph-properties fo:text-align="center"/>
    </style:style>
    <style:style style:name="P8" style:family="paragraph">
      <loext:graphic-properties draw:fill="solid" draw:fill-color="#fcd3c1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="solid" draw:fill-color="#c06616"/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078cm" svg:height="3.543cm" svg:x="0.5cm" svg:y="0.5cm">
          <draw:image xlink:href="Pictures/10000201000000C000000086215B00AF5C6A5F96.png" xlink:type="simple" xlink:show="embed" xlink:actuate="onLoad">
            <text:p/>
          </draw:image>
        </draw:frame>
        <draw:frame draw:style-name="gr1" draw:text-style-name="P1" draw:layer="layout" svg:width="5.078cm" svg:height="3.543cm" svg:x="0.5cm" svg:y="4.54cm">
          <draw:image xlink:href="Pictures/10000201000000C000000086215B00AF5C6A5F96.png" xlink:type="simple" xlink:show="embed" xlink:actuate="onLoad">
            <text:p/>
          </draw:image>
        </draw:frame>
        <draw:line draw:style-name="gr2" draw:text-style-name="P2" draw:layer="layout" svg:x1="0.6cm" svg:y1="0.6cm" svg:x2="5.5cm" svg:y2="0.6cm">
          <text:p/>
        </draw:line>
        <draw:line draw:style-name="gr2" draw:text-style-name="P2" draw:layer="layout" svg:x1="0.6cm" svg:y1="2.9cm" svg:x2="4.4cm" svg:y2="2.9cm">
          <text:p/>
        </draw:line>
        <draw:line draw:style-name="gr3" draw:text-style-name="P2" draw:layer="layout" svg:x1="0.6cm" svg:y1="3.9cm" svg:x2="1.4cm" svg:y2="3.9cm">
          <text:p/>
        </draw:line>
        <draw:line draw:style-name="gr3" draw:text-style-name="P2" draw:layer="layout" svg:x1="0.6cm" svg:y1="3.4cm" svg:x2="1.4cm" svg:y2="3.4cm">
          <text:p/>
        </draw:line>
        <draw:line draw:style-name="gr3" draw:text-style-name="P2" draw:layer="layout" svg:x1="2.15cm" svg:y1="3.9cm" svg:x2="2.95cm" svg:y2="3.9cm">
          <text:p/>
        </draw:line>
        <draw:line draw:style-name="gr3" draw:text-style-name="P2" draw:layer="layout" svg:x1="3.65cm" svg:y1="3.9cm" svg:x2="4.45cm" svg:y2="3.9cm">
          <text:p/>
        </draw:line>
        <draw:line draw:style-name="gr3" draw:text-style-name="P2" draw:layer="layout" svg:x1="2.15cm" svg:y1="3.4cm" svg:x2="2.95cm" svg:y2="3.4cm">
          <text:p/>
        </draw:line>
        <draw:line draw:style-name="gr3" draw:text-style-name="P2" draw:layer="layout" svg:x1="3.65cm" svg:y1="3.4cm" svg:x2="4.45cm" svg:y2="3.4cm">
          <text:p/>
        </draw:line>
        <draw:custom-shape draw:style-name="gr4" draw:text-style-name="P3" draw:layer="layout" svg:width="0.55cm" svg:height="0.55cm" svg:x="0.72cm" svg:y="3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5cm" svg:height="0.55cm" svg:x="2.3cm" svg:y="3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5cm" svg:height="0.55cm" svg:x="3.8cm" svg:y="3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cm" svg:height="0.15cm" svg:x="0.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0.50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5cm" svg:height="0.15cm" svg:x="1.60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5cm" svg:height="0.15cm" svg:x="1.802cm" svg:y="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2.102cm" svg:y="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2.303cm" svg:y="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5cm" svg:height="0.15cm" svg:x="2.805cm" svg:y="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5cm" svg:height="0.15cm" svg:x="3.105cm" svg:y="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5cm" svg:height="0.15cm" svg:x="5.105cm" svg:y="0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5cm" svg:height="0.15cm" svg:x="5.406cm" svg:y="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5cm" svg:height="0.15cm" svg:x="3.89cm" svg:y="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4.39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cm" svg:height="0.15cm" svg:x="1.30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4.891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cm" svg:height="0.15cm" svg:x="3.602cm" svg:y="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15cm" svg:height="0.15cm" svg:x="2.101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cm" svg:height="0.15cm" svg:x="3.603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cm" svg:height="0.15cm" svg:x="1.30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5cm" svg:height="0.15cm" svg:x="0.5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4.39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2.304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2.103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4.892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62cm" svg:y1="2.68cm" svg:x2="0.62cm" svg:y2="1.08cm">
          <text:p/>
        </draw:line>
        <draw:line draw:style-name="gr2" draw:text-style-name="P2" draw:layer="layout" svg:x1="4.62cm" svg:y1="1.9cm" svg:x2="5.52cm" svg:y2="1.9cm">
          <text:p/>
        </draw:line>
        <draw:line draw:style-name="gr2" draw:text-style-name="P2" draw:layer="layout" svg:x1="4.43cm" svg:y1="2.2cm" svg:x2="4.43cm" svg:y2="1.3cm">
          <text:p/>
        </draw:line>
        <draw:custom-shape draw:style-name="gr10" draw:text-style-name="P9" draw:layer="layout" svg:width="0.15cm" svg:height="0.15cm" svg:x="3.591cm" svg:y="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5cm" svg:height="0.15cm" svg:x="3.092cm" svg:y="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5cm" svg:height="0.15cm" svg:x="3.35cm" svg:y="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cm" svg:height="0.2cm" draw:transform="rotate (1.5707963267949) translate (0.8cm 6.7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cm" svg:height="0.2cm" draw:transform="rotate (1.5707963267949) translate (1.05cm 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4cm" svg:height="0.2cm" svg:x="0.86cm" svg:y="6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cm" svg:height="0.15cm" svg:x="0.802cm" svg:y="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5cm" svg:height="0.15cm" svg:x="1.1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5cm" svg:height="0.15cm" svg:x="1.293cm" svg:y="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15cm" svg:height="0.15cm" svg:x="0.8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6.08cm" fo:page-height="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4T08:24:38.355269908</meta:creation-date>
    <dc:date>2020-10-14T23:45:11.270582681</dc:date>
    <meta:editing-duration>PT13H36M22S</meta:editing-duration>
    <meta:editing-cycles>20</meta:editing-cycles>
    <meta:generator>LibreOffice/6.0.7.3$Linux_X86_64 LibreOffice_project/00m0$Build-3</meta:generator>
    <meta:document-statistic meta:object-count="49"/>
  </office:meta>
</office:document-meta>
</file>